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82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.766cm" svg:height="7.97cm" svg:x="3.515cm" svg:y="16.429c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.272cm" svg:height="7.947cm" svg:x="22.739cm" svg:y="25.334c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.237cm" svg:height="7.922cm" svg:x="22.739cm" svg:y="16.453c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.766cm" svg:height="7.968cm" svg:x="3.55cm" svg:y="25.358c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string" calcext:value-type="string">
            <text:p>-Xmx512m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string" calcext:value-type="string">
            <text:p>-Xms512m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2" table:number-rows-repeated="6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5:18:36.036292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1-02-27T12:23:24</meta:creation-date>
    <meta:editing-duration>PT12M38S</meta:editing-duration>
    <meta:editing-cycles>8</meta:editing-cycles>
    <meta:generator>LibreOffice/6.4.1.2$Linux_X86_64 LibreOffice_project/e1ad903d8acbc5f5b474f1d8ec3defef24b8c46b</meta:generator>
    <dc:date>2020-03-23T15:24:50.944994812</dc:date>
    <meta:document-statistic meta:table-count="1" meta:cell-count="40" meta:object-count="4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34cm" svg:width="15.986cm" svg:height="6.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1.2$Linux_X86_64 LibreOffice_project/e1ad903d8acbc5f5b474f1d8ec3defef24b8c46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51cm" svg:width="13.67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1.2$Linux_X86_64 LibreOffice_project/e1ad903d8acbc5f5b474f1d8ec3defef24b8c46b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8cm" svg:width="14.23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1.2$Linux_X86_64 LibreOffice_project/e1ad903d8acbc5f5b474f1d8ec3defef24b8c46b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77cm" svg:width="16.767cm" svg:height="6.7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1.2$Linux_X86_64 LibreOffice_project/e1ad903d8acbc5f5b474f1d8ec3defef24b8c46b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